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 style:master-page-name="">
      <style:paragraph-properties style:page-number="auto" fo:break-before="pag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invoice in objects"&gt;</text:placeholder></text:p>
      <text:p text:style-name="P2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1"><text:placeholder text:placeholder-type="text">&lt;for each="line in invoic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if test="invoice.party.vat_code"&gt;</text:placeholder></text:p>
      <text:p text:style-name="P1">VAT: <text:placeholder text:placeholder-type="text">&lt;invoice.party.vat_code&gt;</text:placeholder></text:p>
      <text:p text:style-name="P1"><text:placeholder text:placeholder-type="text">&lt;/if&gt;</text:placeholder></text:p>
      <text:h text:style-name="P7" text:outline-level="1"><text:placeholder text:placeholder-type="text">&lt;invoice.type_name&gt;</text:placeholder><text:placeholder text:placeholder-type="text">&lt;invoice.state == 'proforma' and ' ' + invoice.state or ''&gt;</text:placeholder><text:placeholder text:placeholder-type="text">&lt;invoice.number and ' ' + invoice.number or ''&gt;</text:placeholder></text:h>
      <text:p text:style-name="Text_20_body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formatLang(line.unit_price, invoice.party.lang, currency=invoice.currency)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formatLang(line.amount, invoice.party.lang, currency=invoic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" table:number-columns-spanned="5" office:value-type="string">
            <text:p text:style-name="Table_20_Contents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tax.description or ''&gt;</text:placeholder></text:p>
                </table:table-cell>
                <table:table-cell table:style-name="Table3.A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Payment Term</text:p>
              <text:p text:style-name="Text_20_body"><text:placeholder text:placeholder-type="text">&lt;if test="invoice.payment_term.description"&gt;</text:placeholder></text:p>
              <text:p text:style-name="Text_20_body"><text:placeholder text:placeholder-type="text">&lt;invoice.payment_term.description&gt;</text:placeholder></text:p>
              <text:p text:style-name="Text_20_body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7:19</meta:creation-date>
    <dc:date>2008-10-22T19:37:57</dc:date>
    <meta:editing-cycles>1</meta:editing-cycles>
    <meta:editing-duration>PT0S</meta:editing-duration>
    <meta:document-statistic meta:table-count="5" meta:image-count="0" meta:object-count="0" meta:page-count="4" meta:paragraph-count="67" meta:word-count="189" meta:character-count="2343"/>
    <meta:user-defined meta:name="Info 1"/>
    <meta:user-defined meta:name="Info 2"/>
    <meta:user-defined meta:name="Info 3"/>
    <meta:user-defined meta:name="Info 4"/>
  </office:meta>
</office:document-meta>
</file>